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UT OF THE LAND OF BONDAGE (114:1-3, 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UT OF THE LAND OF BONDAGE (114:1-3, 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udah becomes God's sanctuary (11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d Sea parts (114:3, 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OUT OF THE LAND OF BONDAGE (114:1-3, 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NTO THE LAND OF BLESSING (114:3-4, 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NTO THE LAND OF BLESSING (114:3-4, 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ord's power parts the Jordan River (114:3, 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ord's presence does two things (114:4, 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Lord's presence does two things (114:4, 6-8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It causes mountains to skip like rams and little hills like lambs (114:4, 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causes the earth to tremble (11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TO THE LAND OF BLESSING (114:3-4, 5-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Lord's power parts the Jordan River (114:3, 5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Lord's presence does two things (114:4, 6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14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OUT OF THE LAND OF BONDAGE (114:1-3, 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INTO THE LAND OF BLESSING (114:3-4, 5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4 </dc:title>
    <meta:initial-creator>David STRICKLAND</meta:initial-creator>
    <dc:creator>David STRICKLAND</dc:creator>
    <meta:creation-date>2020-02-23T23:20:46Z</meta:creation-date>
    <dc:date>2020-02-23T23:20:46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